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44mm"/>
    </style:style>
    <style:style style:name="co2" style:family="table-column">
      <style:table-column-properties fo:break-before="auto" style:column-width="46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 style:data-style-name="N100">
      <style:text-properties style:text-underline-style="none"/>
    </style:style>
    <style:style style:name="ce5" style:family="table-cell" style:parent-style-name="Default" style:data-style-name="N100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3" table:visibility="collapse" table:number-columns-repeated="1018" table:default-cell-style-name="ce1"/>
        <table:table-row table:style-name="ro1">
          <table:table-cell table:style-name="ce2" office:value-type="string" calcext:value-type="string">
            <text:p>TL</text:p>
          </table:table-cell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BL</text:p>
          </table:table-cell>
          <table:table-cell table:style-name="ce5" office:value-type="string" calcext:value-type="string">
            <text:p>B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top left</text:p>
          </table:table-cell>
          <table:table-cell table:style-name="ce2"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op righ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8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bot lef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ot righ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8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vertical top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horizontal lef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8E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vertical bo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horizontal right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vertical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olid bubbles</text:p>
          </table:table-cell>
          <table:table-cell office:value-type="string" calcext:value-type="string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op lef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op righ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op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ef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bot lef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ot righ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o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righ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horizontal lef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horizontal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ce bubbles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vertical bo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horizontal right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vertical ice</text:p>
          </table:table-cell>
          <table:table-cell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breakable top left</text:p>
          </table:table-cell>
          <table:table-cell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reakable top right</text:p>
          </table:table-cell>
          <table:table-cell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reakable bot left</text:p>
          </table:table-cell>
          <table:table-cell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reakable top right</text:p>
          </table:table-cell>
          <table:table-cell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reakable</text:p>
          </table:table-cell>
          <table:table-cell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0C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1C</text:p>
          </table:table-cell>
          <table:table-cell office:value-type="string" calcext:value-type="string">
            <text:p>bot spikes</text:p>
          </table:table-cell>
          <table:table-cell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ight spikes</text:p>
          </table:table-cell>
          <table:table-cell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0D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top spikes</text:p>
          </table:table-cell>
          <table:table-cell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eft spikes</text:p>
          </table:table-cell>
          <table:table-cell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left roof house</text:p>
          </table:table-cell>
          <table:table-cell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right roof house</text:p>
          </table:table-cell>
          <table:table-cell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spring up</text:p>
          </table:table-cell>
          <table:table-cell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64</text:p>
          </table:table-cell>
          <table:table-cell table:number-columns-repeated="2" office:value-type="string" calcext:value-type="string">
            <text:p>6A</text:p>
          </table:table-cell>
          <table:table-cell office:value-type="string" calcext:value-type="string">
            <text:p>bot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left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ubbles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op tree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6A</text:p>
          </table:table-cell>
          <table:table-cell table:number-columns-repeated="2" office:value-type="string" calcext:value-type="string">
            <text:p>64</text:p>
          </table:table-cell>
          <table:table-cell office:value-type="string" calcext:value-type="string">
            <text:p>top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eft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hole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ot tree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top left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op right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6A</text:p>
          </table:table-cell>
          <table:table-cell office:value-type="string" calcext:value-type="string">
            <text:p>top left horizontal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6A</text:p>
          </table:table-cell>
          <table:table-cell office:value-type="string" calcext:value-type="string">
            <text:p>top right horizontal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6A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ot left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A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ot right back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ase left house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base right house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64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mgrass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vgrass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6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spring down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reakable2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reakable3</text:p>
          </table:table-cell>
          <table:table-cell office:value-type="string" calcext:value-type="string">
            <text:p>6</text:p>
          </table:table-cell>
          <table:table-cell table:number-columns-repeated="101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F67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20:11:52.9228633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Locatti</meta:initial-creator>
    <meta:creation-date>2018-04-01T00:10:51.053265906</meta:creation-date>
    <dc:date>2018-04-01T21:24:40.395613180</dc:date>
    <meta:editing-duration>PT5H42M46S</meta:editing-duration>
    <meta:editing-cycles>56</meta:editing-cycles>
    <meta:generator>LibreOffice/6.0.2.1.0$Linux_X86_64 LibreOffice_project/00m0$Build-1</meta:generator>
    <meta:document-statistic meta:table-count="1" meta:cell-count="402" meta:object-count="0"/>
  </office:meta>
</office:document-meta>
</file>